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Consolas" fo:font-size="10pt" style:font-size-asian="10pt" style:font-size-complex="10pt"/>
    </style:style>
    <style:style style:name="P2" style:family="paragraph" style:parent-style-name="Text_20_body">
      <style:paragraph-properties fo:margin-top="0in" fo:margin-bottom="0in"/>
      <style:text-properties style:font-name="Consolas"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hat did we learn today?</text:h>
      <text:p text:style-name="Text_20_body">This was an easy lab. I didn't learn any new programming techniques. Basically we were given some simple loop exercises to implement. It helps to understand how different scheduling schemes are more effective in different environments.</text:p>
      <text:p text:style-name="Text_20_body">This document seems too empty.</text:p>
      <text:p text:style-name="Text_20_body">Heres my output for 0xC0FFEE</text:p>
      <text:section text:style-name="Sect1" text:name="Section1">
        <text:p text:style-name="P2">bash-3.2$ ./scheduling</text:p>
        <text:p text:style-name="P2">Process arrival runtime priority</text:p>
        <text:p text:style-name="P2">0 <text:s text:c="6"/>10 <text:s text:c="5"/>25 <text:s text:c="5"/>0</text:p>
        <text:p text:style-name="P2">1 <text:s text:c="6"/>69 <text:s text:c="5"/>36 <text:s text:c="5"/>2</text:p>
        <text:p text:style-name="P2">2 <text:s text:c="6"/>87 <text:s text:c="5"/>20 <text:s text:c="5"/>0</text:p>
        <text:p text:style-name="P2">3 <text:s text:c="6"/>1 <text:s text:c="6"/>16 <text:s text:c="5"/>2</text:p>
        <text:p text:style-name="P2">4 <text:s text:c="6"/>46 <text:s text:c="5"/>28 <text:s text:c="5"/>0</text:p>
        <text:p text:style-name="P2">5 <text:s text:c="6"/>92 <text:s text:c="5"/>14 <text:s text:c="5"/>1</text:p>
        <text:p text:style-name="P2">6 <text:s text:c="6"/>74 <text:s text:c="5"/>12 <text:s text:c="5"/>1</text:p>
        <text:p text:style-name="P2">7 <text:s text:c="6"/>61 <text:s text:c="5"/>28 <text:s text:c="5"/>0</text:p>
        <text:p text:style-name="P2">8 <text:s text:c="6"/>89 <text:s text:c="5"/>27 <text:s text:c="5"/>0</text:p>
        <text:p text:style-name="P2">9 <text:s text:c="6"/>28 <text:s text:c="5"/>31 <text:s text:c="5"/>1</text:p>
        <text:p text:style-name="P2">10 <text:s text:c="5"/>34 <text:s text:c="5"/>33 <text:s text:c="5"/>2</text:p>
        <text:p text:style-name="P2">11 <text:s text:c="5"/>82 <text:s text:c="5"/>13 <text:s text:c="5"/>1</text:p>
        <text:p text:style-name="P2">12 <text:s text:c="5"/>93 <text:s text:c="5"/>32 <text:s text:c="5"/>0</text:p>
        <text:p text:style-name="P2">13 <text:s text:c="5"/>85 <text:s text:c="5"/>33 <text:s text:c="5"/>0</text:p>
        <text:p text:style-name="P2">14 <text:s text:c="5"/>87 <text:s text:c="5"/>11 <text:s text:c="5"/>1</text:p>
        <text:p text:style-name="P2">15 <text:s text:c="5"/>57 <text:s text:c="5"/>35 <text:s text:c="5"/>1</text:p>
        <text:p text:style-name="P2">16 <text:s text:c="5"/>2 <text:s text:c="6"/>10 <text:s text:c="5"/>0</text:p>
        <text:p text:style-name="P2">17 <text:s text:c="5"/>27 <text:s text:c="5"/>31 <text:s text:c="5"/>0</text:p>
        <text:p text:style-name="P2">18 <text:s text:c="5"/>34 <text:s text:c="5"/>10 <text:s text:c="5"/>0</text:p>
        <text:p text:style-name="P2">19 <text:s text:c="5"/>78 <text:s text:c="5"/>18 <text:s text:c="5"/>1</text:p>
        <text:p text:style-name="P2"></text:p>
        <text:p text:style-name="P2"></text:p>
        <text:p text:style-name="P2">First come first served</text:p>
        <text:p text:style-name="P2">Process 3 started at time 1</text:p>
        <text:p text:style-name="P2">Process 3 finished at time 17</text:p>
        <text:p text:style-name="P2">Process 16 started at time 17</text:p>
        <text:p text:style-name="P2">Process 16 finished at time 27</text:p>
        <text:p text:style-name="P2">Process 0 started at time 27</text:p>
        <text:p text:style-name="P2">Process 0 finished at time 52</text:p>
        <text:p text:style-name="P2">Process 17 started at time 52</text:p>
        <text:p text:style-name="P2">Process 17 finished at time 83</text:p>
        <text:p text:style-name="P2">Process 9 started at time 83</text:p>
        <text:p text:style-name="P2">Process 9 finished at time 114</text:p>
        <text:p text:style-name="P2">Process 10 started at time 114</text:p>
        <text:p text:style-name="P2">Process 10 finished at time 147</text:p>
        <text:p text:style-name="P2">Process 18 started at time 147</text:p>
        <text:p text:style-name="P2">Process 18 finished at time 157</text:p>
        <text:p text:style-name="P2">Process 4 started at time 157</text:p>
        <text:p text:style-name="P2">Process 4 finished at time 185</text:p>
        <text:p text:style-name="P2">Process 15 started at time 185</text:p>
        <text:p text:style-name="P2">Process 15 finished at time 220</text:p>
        <text:p text:style-name="P2">Process 7 started at time 220</text:p>
        <text:p text:style-name="P2">Process 7 finished at time 248</text:p>
        <text:p text:style-name="P2">Process 1 started at time 248</text:p>
        <text:p text:style-name="P2">Process 1 finished at time 284</text:p>
        <text:p text:style-name="P2">Process 6 started at time 284</text:p>
        <text:p text:style-name="P2">Process 6 finished at time 296</text:p>
        <text:p text:style-name="P2">Process 19 started at time 296</text:p>
        <text:p text:style-name="P2">Process 19 finished at time 314</text:p>
        <text:p text:style-name="P2">Process 11 started at time 314</text:p>
        <text:p text:style-name="P2">Process 11 finished at time 327</text:p>
        <text:p text:style-name="P2">Process 13 started at time 327</text:p>
        <text:p text:style-name="P2">Process 13 finished at time 360</text:p>
        <text:p text:style-name="P2">Process 2 started at time 360</text:p>
        <text:p text:style-name="P2">Process 2 finished at time 380</text:p>
        <text:p text:style-name="P2">Process 14 started at time 380</text:p>
        <text:p text:style-name="P2">Process 14 finished at time 391</text:p>
        <text:p text:style-name="P2">Process 8 started at time 391</text:p>
        <text:p text:style-name="P2">Process 8 finished at time 418</text:p>
        <text:p text:style-name="P2">Process 5 started at time 418</text:p>
        <text:p text:style-name="P2">Process 5 finished at time 432</text:p>
        <text:p text:style-name="P2">Process 12 started at time 432</text:p>
        <text:p text:style-name="P2">Process 12 finished at time 464</text:p>
        <text:p text:style-name="P2">Average time from arrival to finish is 189 seconds</text:p>
        <text:p text:style-name="P2"></text:p>
        <text:p text:style-name="P2"></text:p>
        <text:p text:style-name="P2">Shortest remaining time</text:p>
        <text:p text:style-name="P2">Process 3 started at time 1</text:p>
        <text:p text:style-name="P2">Process 3 finished at time 17</text:p>
        <text:p text:style-name="P2">Process 16 started at time 17</text:p>
        <text:p text:style-name="P2">Process 16 finished at time 27</text:p>
        <text:p text:style-name="P2">Process 0 started at time 27</text:p>
        <text:p text:style-name="P2">Process 0 finished at time 52</text:p>
        <text:p text:style-name="P2">Process 18 started at time 52</text:p>
        <text:p text:style-name="P2">Process 18 finished at time 62</text:p>
        <text:p text:style-name="P2">Process 4 started at time 62</text:p>
        <text:p text:style-name="P2">Process 4 finished at time 90</text:p>
        <text:p text:style-name="P2">Process 14 started at time 90</text:p>
        <text:p text:style-name="P2">Process 14 finished at time 101</text:p>
        <text:p text:style-name="P2">Process 6 started at time 101</text:p>
        <text:p text:style-name="P2">Process 6 finished at time 113</text:p>
        <text:p text:style-name="P2">Process 11 started at time 113</text:p>
        <text:p text:style-name="P2">Process 11 finished at time 126</text:p>
        <text:p text:style-name="P2">Process 5 started at time 126</text:p>
        <text:p text:style-name="P2">Process 5 finished at time 140</text:p>
        <text:p text:style-name="P2">Process 19 started at time 140</text:p>
        <text:p text:style-name="P2">Process 19 finished at time 158</text:p>
        <text:p text:style-name="P2">Process 2 started at time 158</text:p>
        <text:p text:style-name="P2"><text:soft-page-break/>Process 2 finished at time 178</text:p>
        <text:p text:style-name="P2">Process 8 started at time 178</text:p>
        <text:p text:style-name="P2">Process 8 finished at time 205</text:p>
        <text:p text:style-name="P2">Process 7 started at time 205</text:p>
        <text:p text:style-name="P2">Process 7 finished at time 233</text:p>
        <text:p text:style-name="P2">Process 9 started at time 233</text:p>
        <text:p text:style-name="P2">Process 9 finished at time 264</text:p>
        <text:p text:style-name="P2">Process 17 started at time 264</text:p>
        <text:p text:style-name="P2">Process 17 finished at time 295</text:p>
        <text:p text:style-name="P2">Process 12 started at time 295</text:p>
        <text:p text:style-name="P2">Process 12 finished at time 327</text:p>
        <text:p text:style-name="P2">Process 10 started at time 327</text:p>
        <text:p text:style-name="P2">Process 10 finished at time 360</text:p>
        <text:p text:style-name="P2">Process 13 started at time 360</text:p>
        <text:p text:style-name="P2">Process 13 finished at time 393</text:p>
        <text:p text:style-name="P2">Process 15 started at time 393</text:p>
        <text:p text:style-name="P2">Process 15 finished at time 428</text:p>
        <text:p text:style-name="P2">Process 1 started at time 428</text:p>
        <text:p text:style-name="P2">Process 1 finished at time 464</text:p>
        <text:p text:style-name="P2">Average time from arrival to finish is 144 seconds</text:p>
        <text:p text:style-name="P2"></text:p>
        <text:p text:style-name="P2"></text:p>
        <text:p text:style-name="P2">Round Robin</text:p>
        <text:p text:style-name="P2">Process 3 started at time 1</text:p>
        <text:p text:style-name="P2">Process 16 started at time 2</text:p>
        <text:p text:style-name="P2">Process 0 started at time 11</text:p>
        <text:p text:style-name="P2">Process 16 finished at time 26</text:p>
        <text:p text:style-name="P2">Process 9 started at time 28</text:p>
        <text:p text:style-name="P2">Process 17 started at time 29</text:p>
        <text:p text:style-name="P2">Process 18 started at time 34</text:p>
        <text:p text:style-name="P2">Process 10 started at time 38</text:p>
        <text:p text:style-name="P2">Process 4 started at time 49</text:p>
        <text:p text:style-name="P2">Process 3 finished at time 56</text:p>
        <text:p text:style-name="P2">Process 15 started at time 59</text:p>
        <text:p text:style-name="P2">Process 7 started at time 64</text:p>
        <text:p text:style-name="P2">Process 1 started at time 71</text:p>
        <text:p text:style-name="P2">Process 19 started at time 79</text:p>
        <text:p text:style-name="P2">Process 6 started at time 83</text:p>
        <text:p text:style-name="P2">Process 11 started at time 87</text:p>
        <text:p text:style-name="P2">Process 13 started at time 88</text:p>
        <text:p text:style-name="P2">Process 14 started at time 89</text:p>
        <text:p text:style-name="P2">Process 2 started at time 96</text:p>
        <text:p text:style-name="P2">Process 5 started at time 98</text:p>
        <text:p text:style-name="P2">Process 8 started at time 101</text:p>
        <text:p text:style-name="P2">Process 12 started at time 105</text:p>
        <text:p text:style-name="P2">Process 18 finished at time 129</text:p>
        <text:p text:style-name="P2">Process 14 finished at time 263</text:p>
        <text:p text:style-name="P2">Process 0 finished at time 267</text:p>
        <text:p text:style-name="P2">Process 6 finished at time 272</text:p>
        <text:p text:style-name="P2">Process 11 finished at time 291</text:p>
        <text:p text:style-name="P2">Process 5 finished at time 313</text:p>
        <text:p text:style-name="P2">Process 19 finished at time 346</text:p>
        <text:p text:style-name="P2">Process 2 finished at time 381</text:p>
        <text:p text:style-name="P2">Process 9 finished at time 405</text:p>
        <text:p text:style-name="P2">Process 17 finished at time 410</text:p>
        <text:p text:style-name="P2">Process 4 finished at time 412</text:p>
        <text:p text:style-name="P2">Process 7 finished at time 427</text:p>
        <text:p text:style-name="P2">Process 10 finished at time 435</text:p>
        <text:p text:style-name="P2">Process 8 finished at time 440</text:p>
        <text:p text:style-name="P2">Process 15 finished at time 459</text:p>
        <text:p text:style-name="P2">Process 12 finished at time 461</text:p>
        <text:p text:style-name="P2">Process 13 finished at time 462</text:p>
        <text:p text:style-name="P2">Process 1 finished at time 464</text:p>
        <text:p text:style-name="P2">Average time from arrival to finish is 279 seconds</text:p>
        <text:p text:style-name="P2"></text:p>
        <text:p text:style-name="P2"></text:p>
        <text:p text:style-name="P2">Round Robin with priority</text:p>
        <text:p text:style-name="P2">Process 3 started at time 1</text:p>
        <text:p text:style-name="P2">Process 3 finished at time 17</text:p>
        <text:p text:style-name="P2">Process 0 started at time 17</text:p>
        <text:p text:style-name="P2">Process 16 started at time 18</text:p>
        <text:p text:style-name="P2">Process 17 started at time 27</text:p>
        <text:p text:style-name="P2">Process 9 started at time 28</text:p>
        <text:p text:style-name="P2">Process 10 started at time 34</text:p>
        <text:p text:style-name="P2">Process 10 finished at time 67</text:p>
        <text:p text:style-name="P2">Process 15 started at time 68</text:p>
        <text:p text:style-name="P2">Process 1 started at time 69</text:p>
        <text:p text:style-name="P2">Process 1 finished at time 105</text:p>
        <text:p text:style-name="P2">Process 5 started at time 105</text:p>
        <text:p text:style-name="P2">Process 6 started at time 106</text:p>
        <text:p text:style-name="P2">Process 11 started at time 108</text:p>
        <text:p text:style-name="P2">Process 14 started at time 109</text:p>
        <text:p text:style-name="P2">Process 19 started at time 111</text:p>
        <text:p text:style-name="P2">Process 14 finished at time 180</text:p>
        <text:p text:style-name="P2">Process 6 finished at time 184</text:p>
        <text:p text:style-name="P2">Process 11 finished at time 191</text:p>
        <text:p text:style-name="P2">Process 5 finished at time 194</text:p>
        <text:p text:style-name="P2">Process 19 finished at time 209</text:p>
        <text:p text:style-name="P2">Process 9 finished at time 220</text:p>
        <text:p text:style-name="P2">Process 15 finished at time 231</text:p>
        <text:p text:style-name="P2">Process 2 started at time 232</text:p>
        <text:p text:style-name="P2">Process 4 started at time 233</text:p>
        <text:p text:style-name="P2">Process 7 started at time 234</text:p>
        <text:p text:style-name="P2">Process 8 started at time 235</text:p>
        <text:p text:style-name="P2">Process 12 started at time 236</text:p>
        <text:p text:style-name="P2">Process 13 started at time 237</text:p>
        <text:p text:style-name="P2">Process 18 started at time 240</text:p>
        <text:p text:style-name="P2">Process 16 finished at time 279</text:p>
        <text:p text:style-name="P2">Process 18 finished at time 326</text:p>
        <text:p text:style-name="P2">Process 0 finished at time 399</text:p>
        <text:p text:style-name="P2">Process 2 finished at time 400</text:p>
        <text:p text:style-name="P2">Process 8 finished at time 445</text:p>
        <text:p text:style-name="P2">Process 4 finished at time 449</text:p>
        <text:p text:style-name="P2">Process 7 finished at time 450</text:p>
        <text:p text:style-name="P2">Process 17 finished at time 459</text:p>
        <text:p text:style-name="P2">Process 12 finished at time 462</text:p>
        <text:p text:style-name="P2">Process 13 finished at time 464</text:p>
        <text:p text:style-name="P2">Average time from arrival to finish is 229 seconds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Matt Mallett<text:tab/><text:tab/>CprE 308 Lab 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hew Mallett</meta:initial-creator>
    <meta:creation-date>2012-10-23T17:56:08</meta:creation-date>
    <meta:document-statistic meta:table-count="0" meta:image-count="0" meta:object-count="0" meta:page-count="2" meta:paragraph-count="203" meta:word-count="1152" meta:character-count="6124"/>
    <dc:date>2012-10-23T18:46:31</dc:date>
    <dc:creator>Mathew Mallett</dc:creator>
    <meta:editing-duration>PT00H00M02S</meta:editing-duration>
    <meta:editing-cycles>1</meta:editing-cycles>
    <meta:generator>OpenOffice.org/3.1$Unix OpenOffice.org_project/310m19$Build-9420</meta:generator>
  </office:meta>
</office:document-meta>
</file>